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475376">
      <style:table-properties style:width="6.692in" table:align="margins"/>
    </style:style>
    <style:style style:family="table-column" style:name="adf63a7"/>
    <style:style style:family="table-cell" style:name="a23ab68">
      <style:table-cell-properties style:decimal-places="2"/>
      <style:paragraph-properties style:tab-stop-distance="1.25cm"/>
      <style:text-properties fo:color="#c9211e" fo:font-size="15.0pt" fo:font-weight="bold" style:font-name="Arial" style:font-name-asian="Lucida Sans Unicode" style:font-name-complex="Tahoma"/>
    </style:style>
    <style:style style:family="table-cell" style:name="aab88c6">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b08151">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87ec1b">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cdf6c9">
      <style:table-cell-properties fo:background-color="#ffb66c" fo:border="0.03cm solid #000000" fo:border-bottom="0.03cm solid #000000" fo:border-top="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9b2476">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343b1a">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765cde">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fa5868">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8ccb39">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3daf0a">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number:number-style style:name="nf7d49f">
      <number:number number:decimal-places="0" number:grouping="true" number:min-integer-digits="1"/>
    </number:number-style>
    <style:style style:data-style-name="nf7d49f" style:family="table-cell" style:name="addf8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dd8dc">
      <number:number number:decimal-places="0" number:grouping="true" number:min-integer-digits="1"/>
    </number:number-style>
    <style:style style:data-style-name="n8dd8dc" style:family="table-cell" style:name="aff058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d50a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54017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a809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0304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5bc9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af29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1572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8d05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b1797">
      <number:number number:decimal-places="0" number:grouping="true" number:min-integer-digits="1"/>
    </number:number-style>
    <style:style style:data-style-name="n5b1797" style:family="table-cell" style:name="a4d6e1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bbbc6">
      <number:number number:decimal-places="0" number:grouping="true" number:min-integer-digits="1"/>
    </number:number-style>
    <style:style style:data-style-name="ndbbbc6" style:family="table-cell" style:name="a1b05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d12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76e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61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39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bbf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51b2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b7ab7">
      <number:number number:decimal-places="0" number:grouping="true" number:min-integer-digits="1"/>
    </number:number-style>
    <style:style style:data-style-name="ncb7ab7" style:family="table-cell" style:name="aa133d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a5212">
      <number:number number:decimal-places="0" number:grouping="true" number:min-integer-digits="1"/>
    </number:number-style>
    <style:style style:data-style-name="n0a5212" style:family="table-cell" style:name="adca5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4a5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f15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df8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0ec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e1a2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fd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a367d">
      <number:number number:decimal-places="0" number:grouping="true" number:min-integer-digits="1"/>
    </number:number-style>
    <style:style style:data-style-name="n2a367d" style:family="table-cell" style:name="a1ed0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cdad8">
      <number:number number:decimal-places="0" number:grouping="true" number:min-integer-digits="1"/>
    </number:number-style>
    <style:style style:data-style-name="nccdad8" style:family="table-cell" style:name="ab4713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acd4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53648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bede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ee14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b365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d820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fdc8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acc0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ab9d0">
      <number:number number:decimal-places="0" number:grouping="true" number:min-integer-digits="1"/>
    </number:number-style>
    <style:style style:data-style-name="n3ab9d0" style:family="table-cell" style:name="aa9593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1fcc2">
      <number:number number:decimal-places="0" number:grouping="true" number:min-integer-digits="1"/>
    </number:number-style>
    <style:style style:data-style-name="n71fcc2" style:family="table-cell" style:name="a675ed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4372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901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47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ca0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5af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9362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9e0ad">
      <number:number number:decimal-places="0" number:grouping="true" number:min-integer-digits="1"/>
    </number:number-style>
    <style:style style:data-style-name="n59e0ad" style:family="table-cell" style:name="a4e7a7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d1d46">
      <number:number number:decimal-places="0" number:grouping="true" number:min-integer-digits="1"/>
    </number:number-style>
    <style:style style:data-style-name="ncd1d46" style:family="table-cell" style:name="ac5ab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9148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12cd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276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cbc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9cac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809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100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52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b3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7c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58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46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ab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bf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c705">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a8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23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bc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d1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96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7e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02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1e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ab29">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b4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ce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17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1d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baab">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81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e1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12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67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1e06">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95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d1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e6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8b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da70">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c5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f1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c3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3c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833a">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50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33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eb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4d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6bb3">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e0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bf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b3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e9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2e87">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9f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57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9c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45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b6cf">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f5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46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7d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15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318e">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475376">
        <table:table-column table:number-columns-repeated="5" table:style-name="adf63a7"/>
        <table:table-column table:style-name="adf63a7"/>
        <table:table-column table:style-name="adf63a7"/>
        <table:table-column table:style-name="adf63a7"/>
        <table:table-column table:style-name="adf63a7"/>
        <table:table-column table:style-name="adf63a7"/>
        <table:table-row>
          <table:table-cell office:string-value="Teachers Preferences and Assignment" office:value-type="string" table:style-name="a23ab68">
            <text:p>Teachers Preferences and Assignment</text:p>
          </table:table-cell>
          <table:table-cell/>
          <table:table-cell/>
          <table:table-cell/>
          <table:table-cell/>
          <table:table-cell/>
          <table:table-cell/>
          <table:table-cell/>
          <table:table-cell/>
          <table:table-cell/>
        </table:table-row>
        <table:table-row>
          <table:table-cell/>
          <table:table-cell/>
          <table:table-cell/>
          <table:table-cell/>
          <table:table-cell/>
          <table:table-cell/>
          <table:table-cell/>
          <table:table-cell/>
          <table:table-cell/>
          <table:table-cell/>
        </table:table-row>
        <table:table-row>
          <table:table-cell office:string-value="Year of study" office:value-type="string" table:style-name="afa5868">
            <text:p>Year of study</text:p>
          </table:table-cell>
          <table:table-cell office:string-value="Semester" office:value-type="string" table:style-name="a87ec1b">
            <text:p>Semester</text:p>
          </table:table-cell>
          <table:table-cell office:string-value="Course Type" office:value-type="string" table:style-name="a765cde">
            <text:p>Course Type</text:p>
          </table:table-cell>
          <table:table-cell office:string-value="Number of groups" office:value-type="string" table:style-name="ab08151">
            <text:p>Number of groups</text:p>
          </table:table-cell>
          <table:table-cell office:string-value="Number of hours" office:value-type="string" table:style-name="a343b1a">
            <text:p>Number of hours</text:p>
          </table:table-cell>
          <table:table-cell office:string-value="Candidate's First Name" office:value-type="string" table:style-name="aab88c6">
            <text:p>Candidate's First Name</text:p>
          </table:table-cell>
          <table:table-cell office:string-value="Candidate's Last Name" office:value-type="string" table:style-name="a9b2476">
            <text:p>Candidate's Last Name</text:p>
          </table:table-cell>
          <table:table-cell office:string-value="Choice" office:value-type="string" table:style-name="a3daf0a">
            <text:p>Choice</text:p>
          </table:table-cell>
          <table:table-cell office:string-value="Assignment" office:value-type="string" table:style-name="acdf6c9">
            <text:p>Assignment</text:p>
          </table:table-cell>
          <table:table-cell office:value-type="string" table:style-name="a8ccb39"/>
        </table:table-row>
        <table:table-row>
          <table:table-cell office:value="2016.0" office:value-type="float" table:style-name="addf8af">
            <text:p>2 016</text:p>
          </table:table-cell>
          <table:table-cell office:value="1.0" office:value-type="float" table:style-name="aff0586">
            <text:p>1</text:p>
          </table:table-cell>
          <table:table-cell office:string-value="testcourse1" office:value-type="string" table:style-name="a6d50aa">
            <text:p>testcourse1</text:p>
          </table:table-cell>
          <table:table-cell table:style-name="a54017f"/>
          <table:table-cell table:style-name="a1a8091"/>
          <table:table-cell table:style-name="ab03041"/>
          <table:table-cell table:style-name="ad5bc98"/>
          <table:table-cell table:style-name="a4af299"/>
          <table:table-cell table:style-name="af15722"/>
          <table:table-cell table:style-name="ae8d05e"/>
        </table:table-row>
        <table:table-row>
          <table:table-cell table:style-name="a0100e5"/>
          <table:table-cell table:style-name="ac6a830"/>
          <table:table-cell office:string-value="CM" office:value-type="string" table:style-name="a79d12f">
            <text:p>CM</text:p>
          </table:table-cell>
          <table:table-cell office:value="3.0" office:value-type="float" table:style-name="a4d6e10">
            <text:p>3</text:p>
          </table:table-cell>
          <table:table-cell office:value="1.0" office:value-type="float" table:style-name="a1b05b8">
            <text:p>1</text:p>
          </table:table-cell>
          <table:table-cell office:string-value="teacher1FirstName" office:value-type="string" table:style-name="a776ecd">
            <text:p>teacher1FirstName</text:p>
          </table:table-cell>
          <table:table-cell office:string-value="teacher1LastName" office:value-type="string" table:style-name="a126171">
            <text:p>teacher1LastName</text:p>
          </table:table-cell>
          <table:table-cell office:string-value="A" office:value-type="string" table:style-name="a5d3923">
            <text:p>A</text:p>
          </table:table-cell>
          <table:table-cell table:style-name="a5bbfaf"/>
          <table:table-cell table:style-name="a951b24"/>
        </table:table-row>
        <table:table-row>
          <table:table-cell table:style-name="a26521e"/>
          <table:table-cell table:style-name="a122390"/>
          <table:table-cell table:style-name="aacb4f2"/>
          <table:table-cell table:style-name="a96816c"/>
          <table:table-cell table:style-name="afb95d5"/>
          <table:table-cell office:string-value="teacher2FirstName" office:value-type="string" table:style-name="aeec511">
            <text:p>teacher2FirstName</text:p>
          </table:table-cell>
          <table:table-cell office:string-value="teacher2LastName" office:value-type="string" table:style-name="ab55074">
            <text:p>teacher2LastName</text:p>
          </table:table-cell>
          <table:table-cell office:string-value="C" office:value-type="string" table:style-name="abae0ed">
            <text:p>C</text:p>
          </table:table-cell>
          <table:table-cell table:style-name="adc9f70"/>
          <table:table-cell table:style-name="afef5db"/>
        </table:table-row>
        <table:table-row>
          <table:table-cell table:style-name="ad3b31d"/>
          <table:table-cell table:style-name="a5dbcea"/>
          <table:table-cell table:style-name="a85ce1b"/>
          <table:table-cell table:style-name="a02e1c4"/>
          <table:table-cell table:style-name="a04d1de"/>
          <table:table-cell table:style-name="ae6f189"/>
          <table:table-cell table:style-name="a09335f"/>
          <table:table-cell table:style-name="a32bfc5"/>
          <table:table-cell table:style-name="a76579e"/>
          <table:table-cell table:style-name="a3346f5"/>
        </table:table-row>
        <table:table-row>
          <table:table-cell table:style-name="acf7cbd"/>
          <table:table-cell table:style-name="aa8d13a"/>
          <table:table-cell office:string-value="TD" office:value-type="string" table:style-name="aee4a55">
            <text:p>TD</text:p>
          </table:table-cell>
          <table:table-cell office:value="4.0" office:value-type="float" table:style-name="aa133d5">
            <text:p>4</text:p>
          </table:table-cell>
          <table:table-cell office:value="1.0" office:value-type="float" table:style-name="adca579">
            <text:p>1</text:p>
          </table:table-cell>
          <table:table-cell office:string-value="teacher1FirstName" office:value-type="string" table:style-name="a2f15c7">
            <text:p>teacher1FirstName</text:p>
          </table:table-cell>
          <table:table-cell office:string-value="teacher1LastName" office:value-type="string" table:style-name="a2ddf86">
            <text:p>teacher1LastName</text:p>
          </table:table-cell>
          <table:table-cell office:string-value="B" office:value-type="string" table:style-name="ab0ecf7">
            <text:p>B</text:p>
          </table:table-cell>
          <table:table-cell office:string-value="teacher1FirstName" office:value-type="string" table:style-name="ade1a2a">
            <text:p>teacher1FirstName</text:p>
          </table:table-cell>
          <table:table-cell office:string-value="teacher1LastName" office:value-type="string" table:style-name="abafd39">
            <text:p>teacher1LastName</text:p>
          </table:table-cell>
        </table:table-row>
        <table:table-row>
          <table:table-cell table:style-name="a8458b6"/>
          <table:table-cell table:style-name="a429667"/>
          <table:table-cell table:style-name="a0617e3"/>
          <table:table-cell table:style-name="a2812da"/>
          <table:table-cell table:style-name="a62e6af"/>
          <table:table-cell office:string-value="teacher2FirstName" office:value-type="string" table:style-name="aa5c3e0">
            <text:p>teacher2FirstName</text:p>
          </table:table-cell>
          <table:table-cell office:string-value="teacher2LastName" office:value-type="string" table:style-name="aabebdd">
            <text:p>teacher2LastName</text:p>
          </table:table-cell>
          <table:table-cell office:string-value="A" office:value-type="string" table:style-name="a01b3b1">
            <text:p>A</text:p>
          </table:table-cell>
          <table:table-cell table:style-name="afd9cd8"/>
          <table:table-cell table:style-name="a207d3c"/>
        </table:table-row>
        <table:table-row>
          <table:table-cell office:value="2016.0" office:value-type="float" table:style-name="a1ed04e">
            <text:p>2 016</text:p>
          </table:table-cell>
          <table:table-cell office:value="1.0" office:value-type="float" table:style-name="ab4713d">
            <text:p>1</text:p>
          </table:table-cell>
          <table:table-cell office:string-value="testcourse2" office:value-type="string" table:style-name="a8acd48">
            <text:p>testcourse2</text:p>
          </table:table-cell>
          <table:table-cell table:style-name="a53648b"/>
          <table:table-cell table:style-name="a0bede8"/>
          <table:table-cell table:style-name="a7ee14e"/>
          <table:table-cell table:style-name="adb3650"/>
          <table:table-cell table:style-name="a1d8201"/>
          <table:table-cell table:style-name="a5fdc83"/>
          <table:table-cell table:style-name="a1acc07"/>
        </table:table-row>
        <table:table-row>
          <table:table-cell table:style-name="a5e46cc"/>
          <table:table-cell table:style-name="a2a7e6e"/>
          <table:table-cell office:string-value="TD" office:value-type="string" table:style-name="a343723">
            <text:p>TD</text:p>
          </table:table-cell>
          <table:table-cell office:value="4.0" office:value-type="float" table:style-name="aa95935">
            <text:p>4</text:p>
          </table:table-cell>
          <table:table-cell office:value="1.0" office:value-type="float" table:style-name="a675ed4">
            <text:p>1</text:p>
          </table:table-cell>
          <table:table-cell office:string-value="teacher1FirstName" office:value-type="string" table:style-name="a0901ea">
            <text:p>teacher1FirstName</text:p>
          </table:table-cell>
          <table:table-cell office:string-value="teacher1LastName" office:value-type="string" table:style-name="a19477a">
            <text:p>teacher1LastName</text:p>
          </table:table-cell>
          <table:table-cell office:string-value="C" office:value-type="string" table:style-name="a8ca0c8">
            <text:p>C</text:p>
          </table:table-cell>
          <table:table-cell office:string-value="teacher1FirstName" office:value-type="string" table:style-name="aa5afad">
            <text:p>teacher1FirstName</text:p>
          </table:table-cell>
          <table:table-cell office:string-value="teacher1LastName" office:value-type="string" table:style-name="ac9362e">
            <text:p>teacher1LastName</text:p>
          </table:table-cell>
        </table:table-row>
        <table:table-row>
          <table:table-cell table:style-name="afdab7c"/>
          <table:table-cell table:style-name="ae002f4"/>
          <table:table-cell table:style-name="aa81d63"/>
          <table:table-cell table:style-name="a416749"/>
          <table:table-cell table:style-name="acb8b96"/>
          <table:table-cell table:style-name="ae53c53"/>
          <table:table-cell table:style-name="a254d2b"/>
          <table:table-cell table:style-name="acbe97e"/>
          <table:table-cell table:style-name="a724512"/>
          <table:table-cell table:style-name="aa515d0"/>
        </table:table-row>
        <table:table-row>
          <table:table-cell table:style-name="ac3bf8e"/>
          <table:table-cell table:style-name="a281ea6"/>
          <table:table-cell office:string-value="TP" office:value-type="string" table:style-name="aa91483">
            <text:p>TP</text:p>
          </table:table-cell>
          <table:table-cell office:value="3.0" office:value-type="float" table:style-name="a4e7a74">
            <text:p>3</text:p>
          </table:table-cell>
          <table:table-cell office:value="1.0" office:value-type="float" table:style-name="ac5ab89">
            <text:p>1</text:p>
          </table:table-cell>
          <table:table-cell office:string-value="teacher1FirstName" office:value-type="string" table:style-name="a012cd4">
            <text:p>teacher1FirstName</text:p>
          </table:table-cell>
          <table:table-cell office:string-value="teacher1LastName" office:value-type="string" table:style-name="ae2763c">
            <text:p>teacher1LastName</text:p>
          </table:table-cell>
          <table:table-cell office:string-value="B" office:value-type="string" table:style-name="aacbc25">
            <text:p>B</text:p>
          </table:table-cell>
          <table:table-cell table:style-name="a39cacc"/>
          <table:table-cell table:style-name="a98094f"/>
        </table:table-row>
        <table:table-row>
          <table:table-cell table:style-name="a67c705"/>
          <table:table-cell table:style-name="a8eab29"/>
          <table:table-cell table:style-name="aacbaab"/>
          <table:table-cell table:style-name="a881e06"/>
          <table:table-cell table:style-name="a38da70"/>
          <table:table-cell table:style-name="a8b833a"/>
          <table:table-cell table:style-name="a5d6bb3"/>
          <table:table-cell table:style-name="a2f2e87"/>
          <table:table-cell table:style-name="a03b6cf"/>
          <table:table-cell table:style-name="a0c318e"/>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sarah</dc:creator>
    <dc:date>2020-06-01T00:47:21</dc:date>
    <meta:editing-cycles>1</meta:editing-cycles>
    <meta:editing-duration>PT0.901S</meta:editing-duration>
    <meta:initial-creator>sarah</meta:initial-creator>
    <meta:creation-date>2020-06-01T00:47:20</meta:creation-date>
    <dc:language>fr</dc:language>
  </office:meta>
</office:document-meta>
</file>